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1c144" officeooo:paragraph-rsid="0011c144"/>
    </style:style>
    <style:style style:name="P4" style:family="paragraph" style:parent-style-name="Standard">
      <style:text-properties officeooo:rsid="0011c144" officeooo:paragraph-rsid="0027dee2"/>
    </style:style>
    <style:style style:name="P5" style:family="paragraph" style:parent-style-name="Standard">
      <style:text-properties officeooo:rsid="00140a73" officeooo:paragraph-rsid="00140a73"/>
    </style:style>
    <style:style style:name="P6" style:family="paragraph" style:parent-style-name="Standard">
      <style:text-properties officeooo:rsid="00140a73" officeooo:paragraph-rsid="0011c144"/>
    </style:style>
    <style:style style:name="P7" style:family="paragraph" style:parent-style-name="Standard">
      <style:text-properties officeooo:rsid="0015794d" officeooo:paragraph-rsid="0015794d"/>
    </style:style>
    <style:style style:name="P8" style:family="paragraph" style:parent-style-name="Standard">
      <style:text-properties officeooo:rsid="00162eea" officeooo:paragraph-rsid="00162eea"/>
    </style:style>
    <style:style style:name="P9" style:family="paragraph" style:parent-style-name="Standard">
      <style:text-properties officeooo:rsid="001786fc" officeooo:paragraph-rsid="001786fc"/>
    </style:style>
    <style:style style:name="P10" style:family="paragraph" style:parent-style-name="Standard">
      <style:text-properties officeooo:rsid="001b1968" officeooo:paragraph-rsid="001b1968"/>
    </style:style>
    <style:style style:name="P11" style:family="paragraph" style:parent-style-name="Standard">
      <style:text-properties officeooo:rsid="001db38c" officeooo:paragraph-rsid="001db38c"/>
    </style:style>
    <style:style style:name="P12" style:family="paragraph" style:parent-style-name="Standard">
      <style:text-properties officeooo:rsid="001f926f" officeooo:paragraph-rsid="001f926f"/>
    </style:style>
    <style:style style:name="P13" style:family="paragraph" style:parent-style-name="Standard">
      <style:text-properties officeooo:rsid="001f926f" officeooo:paragraph-rsid="0020f307"/>
    </style:style>
    <style:style style:name="P14" style:family="paragraph" style:parent-style-name="Standard">
      <style:text-properties officeooo:rsid="0020f307" officeooo:paragraph-rsid="0020f307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  <style:style style:name="T9" style:family="text">
      <style:text-properties officeooo:rsid="002e5cd0"/>
    </style:style>
    <style:style style:name="T10" style:family="text">
      <style:text-properties officeooo:rsid="002f9bfa"/>
    </style:style>
    <style:style style:name="T11" style:family="text">
      <style:text-properties officeooo:rsid="00301e28"/>
    </style:style>
    <style:style style:name="T12" style:family="text">
      <style:text-properties officeooo:rsid="003736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<text:span text:style-name="T9">1</text:span>0 if x else <text:span text:style-name="T9">20</text:span></text:p>
      <text:p text:style-name="P1"><text:s text:c="3"/><text:span text:style-name="T7">print </text:span>f(0)</text:p>
      <text:p text:style-name="P1"/>
      <text:p text:style-name="P1">2. <text:span text:style-name="T7">print </text:span><text:s/>map(int,[‘<text:span text:style-name="T10">c</text:span>’,’<text:span text:style-name="T10">d</text:span>’],[<text:span text:style-name="T12">14</text:span>,<text:span text:style-name="T12">15</text:span>])</text:p>
      <text:p text:style-name="P1"/>
      <text:p text:style-name="P1">3. x=<text:span text:style-name="T11">1</text:span>0</text:p>
      <text:p text:style-name="P1"><text:s text:c="3"/>y= “positive” if x else “negative”</text:p>
      <text:p text:style-name="P1"><text:s text:c="3"/><text:span text:style-name="T7">print y</text:span></text:p>
      <text:p text:style-name="P1"/>
      <text:p text:style-name="P1">4. l=[1,2,3,4]</text:p>
      <text:p text:style-name="P1"><text:s text:c="4"/><text:span text:style-name="T7">print </text:span><text:s/>l*3<text:line-break/></text:p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2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1"/>
      <text:p text:style-name="P3">9. l3 = (1,2,3,4)</text:p>
      <text:p text:style-name="P3"><text:s text:c="4"/>l3[0]=10</text:p>
      <text:p text:style-name="P3"/>
      <text:p text:style-name="P3">10. s=”python”</text:p>
      <text:p text:style-name="P3"><text:s text:c="6"/>WAP to remove “o” from s <text:s/></text:p>
      <text:p text:style-name="P3">11. l=[1,2,[3,4,5,6],[[100,2003,400],500],600]</text:p>
      <text:p text:style-name="P3"><text:s text:c="3"/>a. <text:s text:c="4"/>print len(l)</text:p>
      <text:p text:style-name="P3"><text:s text:c="3"/>b. <text:s text:c="3"/>Get 500 from the above list</text:p>
      <text:p text:style-name="P3">c. <text:s text:c="3"/><text:span text:style-name="T3">Does it executes l[0:2]=20</text:span></text:p>
      <text:p text:style-name="P6">d. remove more than one element from list</text:p>
      <text:p text:style-name="P3"/>
      <text:p text:style-name="P5">12. L = [1,2,3,4]</text:p>
      <text:p text:style-name="P5"><text:s text:c="6"/>take a copy of list which is not mutually change.</text:p>
      <text:p text:style-name="P5"/>
      <text:p text:style-name="P5">13. print int(12.34) ?</text:p>
      <text:p text:style-name="P5"/>
      <text:p text:style-name="P5">14. print int(“12.34”)?</text:p>
      <text:p text:style-name="P5"/>
      <text:p text:style-name="P5">15. write a function to do (a+b)**3 using a formula</text:p>
      <text:p text:style-name="P5"/>
      <text:p text:style-name="P5">16. a=1j</text:p>
      <text:p text:style-name="P5"><text:s text:c="6"/>print a, type(a)?</text:p>
      <text:p text:style-name="P5"><text:soft-page-break/>17. a=[i+10 for I in rage(10,20,2)]</text:p>
      <text:p text:style-name="P5">18. a=[i+20 for I in range(10,2,2)]</text:p>
      <text:p text:style-name="P5"/>
      <text:p text:style-name="P5">19. what are the different ways to form a generator?</text:p>
      <text:p text:style-name="P5"/>
      <text:p text:style-name="P7">20. why dict.iteritems() are fast than dict.items()?</text:p>
      <text:p text:style-name="P7"/>
      <text:p text:style-name="P7">21. print bool(“0”)</text:p>
      <text:p text:style-name="P7"/>
      <text:p text:style-name="P7">22. b= 10 if -10 else 0</text:p>
      <text:p text:style-name="P7"><text:s text:c="6"/>print b</text:p>
      <text:p text:style-name="P7"/>
      <text:p text:style-name="P7">23. print bool(-10)</text:p>
      <text:p text:style-name="P7"/>
      <text:p text:style-name="P7">24. for j in range(10):</text:p>
      <text:p text:style-name="P7"><text:s text:c="11"/>print j</text:p>
      <text:p text:style-name="P7"><text:s text:c="11"/>break</text:p>
      <text:p text:style-name="P7"><text:s text:c="5"/>print j</text:p>
      <text:p text:style-name="P7"><text:s text:c="4"/>what is the output for above code?</text:p>
      <text:p text:style-name="P7"/>
      <text:p text:style-name="P7">25. for j in range(10):</text:p>
      <text:p text:style-name="P7"><text:s text:c="11"/>if j&lt;5:</text:p>
      <text:p text:style-name="P7"><text:s text:c="15"/>continue</text:p>
      <text:p text:style-name="P7"><text:s text:c="11"/>else:</text:p>
      <text:p text:style-name="P7"><text:s text:c="18"/>break</text:p>
      <text:p text:style-name="P7"><text:s text:c="5"/>print j</text:p>
      <text:p text:style-name="P7"/>
      <text:p text:style-name="P7"><text:s text:c="4"/>what is the output for above code?</text:p>
      <text:p text:style-name="P7"/>
      <text:p text:style-name="P8">26. i=0</text:p>
      <text:p text:style-name="P8"><text:s text:c="6"/>while i&lt;10:</text:p>
      <text:p text:style-name="P8"><text:s text:c="11"/>print I</text:p>
      <text:p text:style-name="P8"/>
      <text:p text:style-name="P8">How many times above loop iterates?</text:p>
      <text:p text:style-name="P8"/>
      <text:p text:style-name="P8">27. print “12” &gt; “2”</text:p>
      <text:p text:style-name="P8"/>
      <text:p text:style-name="P8">28. l1=[1,2,3,4]</text:p>
      <text:p text:style-name="P8"><text:s text:c="6"/>l2=[1,2,3,4]</text:p>
      <text:p text:style-name="P8"><text:s text:c="6"/>l3=l1</text:p>
      <text:p text:style-name="P8"><text:s text:c="5"/>print l1 is l3</text:p>
      <text:p text:style-name="P8"><text:s text:c="5"/>print l1 == l3</text:p>
      <text:p text:style-name="P8"><text:s text:c="5"/>print l1 is l2</text:p>
      <text:p text:style-name="P8"><text:s text:c="5"/>print l1 == l2</text:p>
      <text:p text:style-name="P8">29. <text:s/>write an example for tuple, list, dictionary comprehensions.</text:p>
      <text:p text:style-name="P8"/>
      <text:p text:style-name="P8">30. print “12” &gt; 30</text:p>
      <text:p text:style-name="P8"/>
      <text:p text:style-name="P8"/>
      <text:p text:style-name="P8"><text:soft-page-break/></text:p>
      <text:p text:style-name="P8">31. l=[‘2’,’13’,’1000’]</text:p>
      <text:p text:style-name="P8"><text:s text:c="5"/>l.sort()</text:p>
      <text:p text:style-name="P8"><text:s text:c="4"/>print l</text:p>
      <text:p text:style-name="P8"/>
      <text:p text:style-name="P8">32. l1=[1,2,3,4]</text:p>
      <text:p text:style-name="P8"><text:s text:c="6"/>l2=l1.append(10)</text:p>
      <text:p text:style-name="P8"><text:s text:c="6"/>print l2</text:p>
      <text:p text:style-name="P8"/>
      <text:p text:style-name="P8">33. l1.extend(10) take l1 from the 32<text:span text:style-name="T1">nd</text:span> question</text:p>
      <text:p text:style-name="P8"/>
      <text:p text:style-name="P8">34. if 10&lt;20:</text:p>
      <text:p text:style-name="P8"><text:s text:c="10"/>print “10&lt;20 is true”</text:p>
      <text:p text:style-name="P8"><text:s text:c="6"/>if 10&gt;20</text:p>
      <text:p text:style-name="P8"><text:s text:c="10"/>print “10&gt;20 is true”</text:p>
      <text:p text:style-name="P8"><text:s text:c="6"/>else:</text:p>
      <text:p text:style-name="P8"><text:s text:c="10"/>print “10&gt;20 is false”</text:p>
      <text:p text:style-name="P8">output?</text:p>
      <text:p text:style-name="P8"/>
      <text:p text:style-name="P8">35. if 10&lt;20:</text:p>
      <text:p text:style-name="P8"><text:s text:c="10"/>print “10&lt;20 is true”</text:p>
      <text:p text:style-name="P8"><text:s text:c="6"/>elif 10&gt;20</text:p>
      <text:p text:style-name="P8"><text:s text:c="10"/>print “10&gt;20 is true”</text:p>
      <text:p text:style-name="P8"><text:s text:c="6"/>else:</text:p>
      <text:p text:style-name="P8"><text:s text:c="10"/>print “10&gt;20 is false”</text:p>
      <text:p text:style-name="P8"/>
      <text:p text:style-name="P8">output?</text:p>
      <text:p text:style-name="P8"/>
      <text:p text:style-name="P9">36. i=0</text:p>
      <text:p text:style-name="P9"><text:s text:c="6"/>while i&lt;10:</text:p>
      <text:p text:style-name="P9"><text:s text:c="10"/>I = i+1</text:p>
      <text:p text:style-name="P9"><text:s text:c="10"/>if i&gt;3:</text:p>
      <text:p text:style-name="P9"><text:s text:c="14"/>break</text:p>
      <text:p text:style-name="P9"><text:s text:c="5"/>print I</text:p>
      <text:p text:style-name="P9"/>
      <text:p text:style-name="P9">37. what is the difference between return and yield?</text:p>
      <text:p text:style-name="P9"/>
      <text:p text:style-name="P10">38. WAP Take a string from the user and remove “aeiou” <text:span text:style-name="T4">letters from that string.</text:span></text:p>
      <text:p text:style-name="P10"/>
      <text:p text:style-name="P11">39. print “pYThon ProgrAm”.title()</text:p>
      <text:p text:style-name="P11"/>
      <text:p text:style-name="P11">40. print “pYThon ProgrAm”.capitalize()</text:p>
      <text:p text:style-name="P12">41. d={1:10,1:100}</text:p>
      <text:p text:style-name="P12"><text:s text:c="6"/>print d.get(1)</text:p>
      <text:p text:style-name="P12"><text:s text:c="6"/>print d.get(10)</text:p>
      <text:p text:style-name="P12">42. Write about python memory organization with examples</text:p>
      <text:p text:style-name="P12">43. What are mutable and immutable objects, give an examples</text:p>
      <text:p text:style-name="P12"/>
      <text:p text:style-name="P12">44. Difference between lists and tuple</text:p>
      <text:p text:style-name="P12"><text:soft-page-break/>45. Difference between list and dictionary</text:p>
      <text:p text:style-name="P12">46. What is lambda?</text:p>
      <text:p text:style-name="P12">47. d={‘name’:’n1’, ‘id’:2}</text:p>
      <text:p text:style-name="P12"><text:s text:c="5"/>print d.popitem()</text:p>
      <text:p text:style-name="P13">48. d={‘name’:’n1’, ‘id’:2}</text:p>
      <text:p text:style-name="P13"><text:s/><text:span text:style-name="T6">print d.pop()</text:span></text:p>
      <text:p text:style-name="P13"/>
      <text:p text:style-name="P14">49. How to add sub dictionary to existing dictionary?</text:p>
      <text:p text:style-name="P14"/>
      <text:p text:style-name="P14">50. <text:span text:style-name="T5">d={‘name’:’n1’, ‘id’:2}</text:span></text:p>
      <text:p text:style-name="P14"><text:s text:c="6"/>d1 = d</text:p>
      <text:p text:style-name="P14"><text:s text:c="7"/>d[‘id’] = 3</text:p>
      <text:p text:style-name="P14"><text:s text:c="5"/>print d1</text:p>
      <text:p text:style-name="P14"/>
      <text:p text:style-name="P1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3-10T19:04:56.310000000</dc:date>
    <meta:editing-duration>PT6H28M8S</meta:editing-duration>
    <meta:editing-cycles>17</meta:editing-cycles>
    <meta:generator>LibreOffice/5.2.2.2$Windows_x86 LibreOffice_project/8f96e87c890bf8fa77463cd4b640a2312823f3ad</meta:generator>
    <meta:document-statistic meta:table-count="0" meta:image-count="0" meta:object-count="0" meta:page-count="4" meta:paragraph-count="117" meta:word-count="433" meta:character-count="2823" meta:non-whitespace-character-count="2087"/>
  </office:meta>
</office:document-meta>
</file>